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13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512cm"/>
    </style:style>
    <style:style style:name="co7" style:family="table-column">
      <style:table-column-properties fo:break-before="auto" style:column-width="3.565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2.782cm"/>
    </style:style>
    <style:style style:name="co11" style:family="table-column">
      <style:table-column-properties fo:break-before="auto" style:column-width="6.292cm"/>
    </style:style>
    <style:style style:name="co12" style:family="table-column">
      <style:table-column-properties fo:break-before="auto" style:column-width="2.321cm"/>
    </style:style>
    <style:style style:name="co13" style:family="table-column">
      <style:table-column-properties fo:break-before="auto" style:column-width="3.484cm"/>
    </style:style>
    <style:style style:name="co14" style:family="table-column">
      <style:table-column-properties fo:break-before="auto" style:column-width="3.321cm"/>
    </style:style>
    <style:style style:name="co15" style:family="table-column">
      <style:table-column-properties fo:break-before="auto" style:column-width="3.293cm"/>
    </style:style>
    <style:style style:name="co16" style:family="table-column">
      <style:table-column-properties fo:break-before="auto" style:column-width="2.291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Eingab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8100" number:language="de" number:country="DE">
      <number:text-content/>
    </number:text-style>
    <style:style style:name="ce1" style:family="table-cell" style:parent-style-name="Excel_20_Built-in_20_Normal_20_1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_20_1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Excel_20_Built-in_20_Normal_20_1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_20_1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_20_1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_20_1">
      <style:table-cell-properties fo:border-bottom="none" fo:border-left="none" fo:border-right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_20_1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_20_1" style:data-style-name="N8100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Normal_20_1" style:data-style-name="N8100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_20_1" style:data-style-name="N8100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20_Built-in_20_Normal_20_1" style:data-style-name="N8100">
      <style:table-cell-properties fo:border-bottom="none" fo:border-left="none" fo:border-right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Normal_20_1" style:data-style-name="N8100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_20_1" style:data-style-name="N36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Normal_20_1" style:data-style-name="N36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_20_1" style:data-style-name="N36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_20_1" style:data-style-name="N36">
      <style:table-cell-properties fo:border-bottom="none" fo:border-left="none" fo:border-right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_20_1" style:data-style-name="N36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_20_1" style:data-style-name="N108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_20_1" style:data-style-name="N108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Excel_20_Built-in_20_Normal_20_1" style:data-style-name="N108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Excel_20_Built-in_20_Normal_20_1" style:data-style-name="N108">
      <style:table-cell-properties fo:border-bottom="none" fo:border-left="none" fo:border-right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Excel_20_Built-in_20_Normal_20_1" style:data-style-name="N108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Excel_20_Built-in_20_Normal_20_1" style:data-style-name="N37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Excel_20_Built-in_20_Normal_20_1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xcel_20_Built-in_20_Normal_20_1" style:data-style-name="N37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Excel_20_Built-in_20_Normal_20_1" style:data-style-name="N37">
      <style:table-cell-properties fo:border-bottom="none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Excel_20_Built-in_20_Normal_20_1">
      <style:table-cell-properties fo:border-bottom="none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Excel_20_Built-in_20_Normal_20_1">
      <style:table-cell-properties fo:border-bottom="0.002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Excel_20_Built-in_20_Normal_20_1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Excel_20_Built-in_20_Normal_20_1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_20_1">
      <style:table-cell-properties fo:border-bottom="none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Excel_20_Built-in_20_Normal_20_1">
      <style:table-cell-properties fo:border-bottom="none" style:diagonal-bl-tr="none" style:diagonal-tl-br="none" fo:border-left="none" fo:border-right="0.035cm solid #000000" style:rotation-align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Excel_20_Built-in_20_Normal_20_1">
      <style:table-cell-properties fo:border-bottom="0.002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Excel_20_Built-in_20_Normal_20_1">
      <style:table-cell-properties fo:border-bottom="none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Excel_20_Built-in_20_Normal_20_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_20_1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Excel_20_Built-in_20_Normal_20_1">
      <style:table-cell-properties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Excel_20_Built-in_20_Normal_20_1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Excel_20_Built-in_20_Normal_20_1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Excel_20_Built-in_20_Normal_20_1" style:data-style-name="N10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Excel_20_Built-in_20_Normal_20_1" style:data-style-name="N108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Excel_20_Built-in_20_Normal_20_1" style:data-style-name="N108">
      <style:table-cell-properties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Excel_20_Built-in_20_Normal_20_1" style:data-style-name="N108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Excel_20_Built-in_20_Normal_20_1" style:data-style-name="N108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Excel_20_Built-in_20_Normal_20_1" style:data-style-name="N108">
      <style:table-cell-properties fo:border-bottom="none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Excel_20_Built-in_20_Normal_20_1" style:data-style-name="N108">
      <style:table-cell-properties fo:border-bottom="none" style:diagonal-bl-tr="none" style:diagonal-tl-br="none" fo:border-left="none" fo:border-right="0.035cm solid #000000" style:rotation-align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Excel_20_Built-in_20_Normal_20_1" style:data-style-name="N108">
      <style:table-cell-properties fo:border-bottom="0.002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Excel_20_Built-in_20_Normal_20_1" style:data-style-name="N108">
      <style:table-cell-properties fo:border-bottom="none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Excel_20_Built-in_20_Normal_20_1" style:data-style-name="N108">
      <style:table-cell-properties fo:border-bottom="none" style:diagonal-bl-tr="none" style:diagonal-tl-br="none" fo:border-left="none" fo:border-right="none" style:rotation-align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none" fo:border-left="none" fo:border-right="none" fo:border-top="0.002cm solid #000000"/>
    </style:style>
    <style:style style:name="ce54" style:family="table-cell" style:parent-style-name="Default">
      <style:table-cell-properties fo:border-bottom="0.002cm solid #000000" fo:border-left="none" fo:border-right="none" fo:border-top="none"/>
    </style:style>
    <style:style style:name="ce55" style:family="table-cell" style:parent-style-name="Default">
      <style:map style:condition="cell-content()&gt;0" style:apply-style-name="Meine-Formatierung" style:base-cell-address="Übersicht.C13"/>
    </style:style>
    <style:style style:name="ce56" style:family="table-cell" style:parent-style-name="Default" style:data-style-name="N107">
      <style:map style:condition="cell-content()&gt;0" style:apply-style-name="Meine-Formatierung" style:base-cell-address="Übersicht.C13"/>
    </style:style>
    <style:style style:name="ce57" style:family="table-cell" style:parent-style-name="Default">
      <style:map style:condition="cell-content()&gt;0" style:apply-style-name="Ergebnis-Fett" style:base-cell-address="Übersicht.G36"/>
    </style:style>
    <style:style style:name="ce58" style:family="table-cell" style:parent-style-name="Default">
      <style:text-properties style:font-name="Arial" fo:font-size="10pt" style:font-size-asian="10pt" style:font-size-complex="10pt"/>
    </style:style>
    <style:style style:name="ce5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07"/>
    <style:style style:name="ce61" style:family="table-cell" style:parent-style-name="Default" style:data-style-name="N107">
      <style:text-properties style:font-name="Arial" fo:font-size="10pt" style:font-size-asian="10pt" style:font-size-complex="10pt"/>
    </style:style>
    <style:style style:name="ce62" style:family="table-cell" style:parent-style-name="Default" style:data-style-name="N107">
      <style:table-cell-properties fo:border-bottom="none" fo:border-left="none" fo:border-right="none" fo:border-top="0.002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ngab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default-cell-style-name="ce14"/>
        <table:table-column table:style-name="co2" table:default-cell-style-name="ce19"/>
        <table:table-column table:style-name="co4" table:default-cell-style-name="ce25"/>
        <table:table-column table:style-name="co5" table:default-cell-style-name="ce31"/>
        <table:table-column table:style-name="co6" table:default-cell-style-name="ce37"/>
        <table:table-column table:style-name="co7" table:default-cell-style-name="ce42"/>
        <table:table-column table:style-name="co8" table:default-cell-style-name="ce42"/>
        <table:table-column table:style-name="co9" table:default-cell-style-name="ce47"/>
        <table:table-column table:style-name="co10" table:number-columns-repeated="2" table:default-cell-style-name="ce19"/>
        <table:table-column table:style-name="co9" table:default-cell-style-name="ce31"/>
        <table:table-column table:style-name="co9" table:number-columns-repeated="1008" table:default-cell-style-name="ce3"/>
        <table:table-column table:style-name="co9" table:number-columns-repeated="3" table:default-cell-style-name="Default"/>
        <table:table-row table:style-name="ro1">
          <table:table-cell table:style-name="ce1"/>
          <table:table-cell table:style-name="ce8" office:value-type="string">
            <text:p>Rechnungs-Nr</text:p>
          </table:table-cell>
          <table:table-cell table:style-name="ce13" office:value-type="string">
            <text:p>Rechnungsdatum</text:p>
          </table:table-cell>
          <table:table-cell table:style-name="ce18" office:value-type="string">
            <text:p>Gesamtbetrag</text:p>
          </table:table-cell>
          <table:table-cell table:style-name="ce23" office:value-type="string">
            <text:p>Datum bezahlt</text:p>
          </table:table-cell>
          <table:table-cell table:style-name="ce30" office:value-type="string">
            <text:p>Info</text:p>
          </table:table-cell>
          <table:table-cell table:style-name="ce36" office:value-type="string">
            <text:p>Auftrag</text:p>
          </table:table-cell>
          <table:table-cell table:style-name="ce41" office:value-type="string">
            <text:p>Einzelpreis Netto</text:p>
          </table:table-cell>
          <table:table-cell table:style-name="ce41" office:value-type="string">
            <text:p>Einzelpreis Brutto</text:p>
          </table:table-cell>
          <table:table-cell table:style-name="ce46"/>
          <table:table-cell table:number-columns-repeated="2" table:style-name="ce18" office:value-type="string">
            <text:p>VK Rechnung</text:p>
          </table:table-cell>
          <table:table-cell table:style-name="ce30" office:value-type="string">
            <text:p>VK Gesamt</text:p>
          </table:table-cell>
          <table:table-cell table:style-name="ce1" table:number-columns-repeated="1008"/>
          <table:table-cell table:number-columns-repeated="3"/>
        </table:table-row>
        <table:table-row table:style-name="ro1">
          <table:table-cell table:style-name="ce2" office:value-type="string">
            <text:p>PLATINUM Maciej Matczak</text:p>
          </table:table-cell>
          <table:table-cell office:value-type="string">
            <text:p>14/06/2023</text:p>
          </table:table-cell>
          <table:table-cell office:value-type="date" office:date-value="2023-06-21">
            <text:p>21.06.2023</text:p>
          </table:table-cell>
          <table:table-cell office:value-type="float" office:value="367.32">
            <text:p>367,32 €</text:p>
          </table:table-cell>
          <table:table-cell table:style-name="ce24" office:value-type="date" office:date-value="2023-07-12">
            <text:p>12.07.23</text:p>
          </table:table-cell>
          <table:table-cell office:value-type="string">
            <text:p>elektronikteile@gmail.com</text:p>
          </table:table-cell>
          <table:table-cell office:value-type="float" office:value="28459">
            <text:p>28459</text:p>
          </table:table-cell>
          <table:table-cell office:value-type="float" office:value="360">
            <text:p>360,00 €</text:p>
          </table:table-cell>
          <table:table-cell table:number-columns-repeated="2"/>
          <table:table-cell office:value-type="float" office:value="325.55">
            <text:p>325,55 €</text:p>
          </table:table-cell>
          <table:table-cell office:value-type="float" office:value="240">
            <text:p>240,00 €</text:p>
          </table:table-cell>
          <table:table-cell table:style-name="ce47" table:formula="of:=SUM([.K2:.L2])" office:value-type="float" office:value="565.55">
            <text:p>565,55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string">
            <text:p>Versand</text:p>
          </table:table-cell>
          <table:table-cell office:value-type="float" office:value="7.32">
            <text:p>7,32 €</text:p>
          </table:table-cell>
          <table:table-cell table:number-columns-repeated="4"/>
          <table:table-cell table:style-name="ce47" table:formula="of:=SUM([.K3:.L3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PLATINUM Maciej Matczak</text:p>
          </table:table-cell>
          <table:table-cell table:style-name="ce10" office:value-type="string">
            <text:p>13/06/2023</text:p>
          </table:table-cell>
          <table:table-cell table:style-name="ce15" office:value-type="date" office:date-value="2023-06-21">
            <text:p>21.06.2023</text:p>
          </table:table-cell>
          <table:table-cell table:style-name="ce20" office:value-type="float" office:value="170.15">
            <text:p>170,15 €</text:p>
          </table:table-cell>
          <table:table-cell table:style-name="ce26" office:value-type="date" office:date-value="2023-07-12">
            <text:p>12.07.23</text:p>
          </table:table-cell>
          <table:table-cell table:style-name="ce32" office:value-type="string">
            <text:p>elektronikteile@gmail.com</text:p>
          </table:table-cell>
          <table:table-cell table:style-name="ce38" office:value-type="float" office:value="89602">
            <text:p>89602</text:p>
          </table:table-cell>
          <table:table-cell table:style-name="ce43" office:value-type="float" office:value="96.43">
            <text:p>96,43 €</text:p>
          </table:table-cell>
          <table:table-cell table:style-name="ce43"/>
          <table:table-cell table:style-name="ce48"/>
          <table:table-cell table:style-name="ce20" office:value-type="float" office:value="285.95">
            <text:p>285,95 €</text:p>
          </table:table-cell>
          <table:table-cell table:style-name="ce20"/>
          <table:table-cell table:style-name="ce48" table:formula="of:=SUM([.K4:.L4])" office:value-type="float" office:value="285.95">
            <text:p>285,95 €</text:p>
          </table:table-cell>
          <table:table-cell table:style-name="ce5" table:number-columns-repeated="1008"/>
          <table:table-cell table:number-columns-repeated="3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float" office:value="17741">
            <text:p>17741</text:p>
          </table:table-cell>
          <table:table-cell office:value-type="float" office:value="96.43">
            <text:p>96,43 €</text:p>
          </table:table-cell>
          <table:table-cell table:number-columns-repeated="2"/>
          <table:table-cell office:value-type="float" office:value="325.95">
            <text:p>325,95 €</text:p>
          </table:table-cell>
          <table:table-cell/>
          <table:table-cell table:style-name="ce47" table:formula="of:=SUM([.K5:.L5])" office:value-type="float" office:value="325.95">
            <text:p>325,95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string">
            <text:p>Versand</text:p>
          </table:table-cell>
          <table:table-cell office:value-type="float" office:value="7.32">
            <text:p>7,32 €</text:p>
          </table:table-cell>
          <table:table-cell table:number-columns-repeated="4"/>
          <table:table-cell table:style-name="ce47" table:formula="of:=SUM([.K6:.L6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string">
            <text:p>Rabatt 15%</text:p>
          </table:table-cell>
          <table:table-cell office:value-type="float" office:value="30.03">
            <text:p>30,03 €</text:p>
          </table:table-cell>
          <table:table-cell table:number-columns-repeated="4"/>
          <table:table-cell table:style-name="ce47" table:formula="of:=SUM([.K7:.L7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MOTOCONNECT</text:p>
          </table:table-cell>
          <table:table-cell table:style-name="ce10" office:value-type="string">
            <text:p>482/06/2023</text:p>
          </table:table-cell>
          <table:table-cell table:style-name="ce15" office:value-type="date" office:date-value="2023-06-28">
            <text:p>28.06.2023</text:p>
          </table:table-cell>
          <table:table-cell table:style-name="ce20" office:value-type="float" office:value="400">
            <text:p>400,00 €</text:p>
          </table:table-cell>
          <table:table-cell table:style-name="ce26" office:value-type="date" office:date-value="2023-07-06">
            <text:p>06.07.23</text:p>
          </table:table-cell>
          <table:table-cell table:style-name="ce32"/>
          <table:table-cell table:style-name="ce38" office:value-type="float" office:value="24026">
            <text:p>24026</text:p>
          </table:table-cell>
          <table:table-cell table:style-name="ce43" office:value-type="float" office:value="360">
            <text:p>360,00 €</text:p>
          </table:table-cell>
          <table:table-cell table:style-name="ce43"/>
          <table:table-cell table:style-name="ce48"/>
          <table:table-cell table:style-name="ce20" office:value-type="float" office:value="785.95">
            <text:p>785,95 €</text:p>
          </table:table-cell>
          <table:table-cell table:style-name="ce20"/>
          <table:table-cell table:style-name="ce48" table:formula="of:=SUM([.K8:.L8])" office:value-type="float" office:value="785.95">
            <text:p>785,95 €</text:p>
          </table:table-cell>
          <table:table-cell table:style-name="ce5" table:number-columns-repeated="1008"/>
          <table:table-cell table:number-columns-repeated="3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string">
            <text:p>Versand</text:p>
          </table:table-cell>
          <table:table-cell office:value-type="float" office:value="40">
            <text:p>40,00 €</text:p>
          </table:table-cell>
          <table:table-cell table:number-columns-repeated="4"/>
          <table:table-cell table:style-name="ce47" table:formula="of:=SUM([.K9:.L9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TOKOMPUTERY</text:p>
          </table:table-cell>
          <table:table-cell table:style-name="ce11" office:value-type="string">
            <text:p>272/2023</text:p>
          </table:table-cell>
          <table:table-cell table:style-name="ce16" office:value-type="date" office:date-value="2023-07-06">
            <text:p>06.07.2023</text:p>
          </table:table-cell>
          <table:table-cell table:style-name="ce21" office:value-type="float" office:value="1551">
            <text:p>1.551,00 €</text:p>
          </table:table-cell>
          <table:table-cell table:style-name="ce27" office:value-type="date" office:date-value="2023-07-06">
            <text:p>06.07.23</text:p>
          </table:table-cell>
          <table:table-cell table:style-name="ce33"/>
          <table:table-cell table:style-name="ce39" office:value-type="float" office:value="99371">
            <text:p>99371</text:p>
          </table:table-cell>
          <table:table-cell table:style-name="ce44" office:value-type="float" office:value="1">
            <text:p>1,00 €</text:p>
          </table:table-cell>
          <table:table-cell table:style-name="ce44"/>
          <table:table-cell table:style-name="ce49"/>
          <table:table-cell table:style-name="ce21" office:value-type="float" office:value="485.95">
            <text:p>485,95 €</text:p>
          </table:table-cell>
          <table:table-cell table:style-name="ce21"/>
          <table:table-cell table:style-name="ce49" table:formula="of:=SUM([.K10:.L10])" office:value-type="float" office:value="485.95">
            <text:p>485,95 €</text:p>
          </table:table-cell>
          <table:table-cell table:style-name="ce6" table:number-columns-repeated="1008"/>
          <table:table-cell table:style-name="ce53" table:number-columns-repeated="3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float" office:value="20936">
            <text:p>20936</text:p>
          </table:table-cell>
          <table:table-cell office:value-type="float" office:value="200">
            <text:p>200,00 €</text:p>
          </table:table-cell>
          <table:table-cell table:number-columns-repeated="2"/>
          <table:table-cell office:value-type="float" office:value="658.95">
            <text:p>658,95 €</text:p>
          </table:table-cell>
          <table:table-cell/>
          <table:table-cell table:style-name="ce47" table:formula="of:=SUM([.K11:.L11])" office:value-type="float" office:value="658.95">
            <text:p>658,95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float" office:value="63733">
            <text:p>63733</text:p>
          </table:table-cell>
          <table:table-cell office:value-type="float" office:value="150">
            <text:p>150,00 €</text:p>
          </table:table-cell>
          <table:table-cell table:number-columns-repeated="2"/>
          <table:table-cell office:value-type="float" office:value="425.95">
            <text:p>425,95 €</text:p>
          </table:table-cell>
          <table:table-cell/>
          <table:table-cell table:style-name="ce47" table:formula="of:=SUM([.K12:.L12])" office:value-type="float" office:value="425.95">
            <text:p>425,95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float" office:value="11730">
            <text:p>11730</text:p>
          </table:table-cell>
          <table:table-cell office:value-type="float" office:value="150">
            <text:p>150,00 €</text:p>
          </table:table-cell>
          <table:table-cell table:number-columns-repeated="2"/>
          <table:table-cell office:value-type="float" office:value="336.95">
            <text:p>336,95 €</text:p>
          </table:table-cell>
          <table:table-cell/>
          <table:table-cell table:style-name="ce47" table:formula="of:=SUM([.K13:.L13])" office:value-type="float" office:value="336.95">
            <text:p>336,95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float" office:value="37936">
            <text:p>37936</text:p>
          </table:table-cell>
          <table:table-cell office:value-type="float" office:value="150">
            <text:p>150,00 €</text:p>
          </table:table-cell>
          <table:table-cell table:number-columns-repeated="2"/>
          <table:table-cell office:value-type="float" office:value="355.95">
            <text:p>355,95 €</text:p>
          </table:table-cell>
          <table:table-cell/>
          <table:table-cell table:style-name="ce47" table:formula="of:=SUM([.K14:.L14])" office:value-type="float" office:value="355.95">
            <text:p>355,95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float" office:value="16787">
            <text:p>16787</text:p>
          </table:table-cell>
          <table:table-cell office:value-type="float" office:value="200">
            <text:p>200,00 €</text:p>
          </table:table-cell>
          <table:table-cell table:number-columns-repeated="2"/>
          <table:table-cell office:value-type="float" office:value="550">
            <text:p>550,00 €</text:p>
          </table:table-cell>
          <table:table-cell/>
          <table:table-cell table:style-name="ce47" table:formula="of:=SUM([.K15:.L15])" office:value-type="float" office:value="550">
            <text:p>55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float" office:value="54092">
            <text:p>54092</text:p>
          </table:table-cell>
          <table:table-cell office:value-type="float" office:value="150">
            <text:p>150,00 €</text:p>
          </table:table-cell>
          <table:table-cell table:number-columns-repeated="2"/>
          <table:table-cell office:value-type="float" office:value="555.95">
            <text:p>555,95 €</text:p>
          </table:table-cell>
          <table:table-cell/>
          <table:table-cell table:style-name="ce47" table:formula="of:=SUM([.K16:.L16])" office:value-type="float" office:value="555.95">
            <text:p>555,95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float" office:value="48247">
            <text:p>48247</text:p>
          </table:table-cell>
          <table:table-cell office:value-type="float" office:value="550">
            <text:p>550,00 €</text:p>
          </table:table-cell>
          <table:table-cell table:number-columns-repeated="2"/>
          <table:table-cell office:value-type="float" office:value="755.95">
            <text:p>755,95 €</text:p>
          </table:table-cell>
          <table:table-cell/>
          <table:table-cell table:style-name="ce47" table:formula="of:=SUM([.K17:.L17])" office:value-type="float" office:value="755.95">
            <text:p>755,95 €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lban Link</text:p>
          </table:table-cell>
          <table:table-cell table:style-name="ce11" office:value-type="string">
            <text:p>623262609</text:p>
          </table:table-cell>
          <table:table-cell table:style-name="ce16" office:value-type="date" office:date-value="2023-06-06">
            <text:p>06.06.2023</text:p>
          </table:table-cell>
          <table:table-cell table:style-name="ce21" office:value-type="float" office:value="89.96">
            <text:p>89,96 €</text:p>
          </table:table-cell>
          <table:table-cell table:style-name="ce28"/>
          <table:table-cell table:style-name="ce33" office:value-type="string">
            <text:p>Prüfung</text:p>
          </table:table-cell>
          <table:table-cell table:style-name="ce39" office:value-type="float" office:value="61868">
            <text:p>61868</text:p>
          </table:table-cell>
          <table:table-cell table:style-name="ce44" office:value-type="float" office:value="42">
            <text:p>42,00 €</text:p>
          </table:table-cell>
          <table:table-cell table:style-name="ce44"/>
          <table:table-cell table:style-name="ce49"/>
          <table:table-cell table:style-name="ce21" office:value-type="float" office:value="855.95">
            <text:p>855,95 €</text:p>
          </table:table-cell>
          <table:table-cell table:style-name="ce21"/>
          <table:table-cell table:style-name="ce49" table:formula="of:=SUM([.K18:.L18])" office:value-type="float" office:value="855.95">
            <text:p>855,95 €</text:p>
          </table:table-cell>
          <table:table-cell table:style-name="ce6" table:number-columns-repeated="1008"/>
          <table:table-cell table:style-name="ce53" table:number-columns-repeated="3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float" office:value="29218">
            <text:p>29218</text:p>
          </table:table-cell>
          <table:table-cell office:value-type="float" office:value="42">
            <text:p>42,00 €</text:p>
          </table:table-cell>
          <table:table-cell table:number-columns-repeated="2"/>
          <table:table-cell office:value-type="float" office:value="1395">
            <text:p>1.395,00 €</text:p>
          </table:table-cell>
          <table:table-cell office:value-type="float" office:value="320">
            <text:p>320,00 €</text:p>
          </table:table-cell>
          <table:table-cell table:style-name="ce47" table:formula="of:=SUM([.K19:.L19])" office:value-type="float" office:value="1715">
            <text:p>1.715,00 €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2"/>
          <table:table-cell table:style-name="ce17"/>
          <table:table-cell table:style-name="ce22"/>
          <table:table-cell table:style-name="ce29"/>
          <table:table-cell table:style-name="ce34"/>
          <table:table-cell table:style-name="ce40" office:value-type="string">
            <text:p>Rabatt 10%</text:p>
          </table:table-cell>
          <table:table-cell table:style-name="ce45" office:value-type="float" office:value="8.4">
            <text:p>8,40 €</text:p>
          </table:table-cell>
          <table:table-cell table:style-name="ce45"/>
          <table:table-cell table:style-name="ce50"/>
          <table:table-cell table:style-name="ce22" table:number-columns-repeated="2"/>
          <table:table-cell table:style-name="ce50" table:formula="of:=SUM([.K20:.L20])" office:value-type="float" office:value="0">
            <text:p>0,00 €</text:p>
          </table:table-cell>
          <table:table-cell table:style-name="ce7" table:number-columns-repeated="1008"/>
          <table:table-cell table:style-name="ce54" table:number-columns-repeated="3"/>
        </table:table-row>
        <table:table-row table:style-name="ro1">
          <table:table-cell office:value-type="string">
            <text:p>Steffen Electronic</text:p>
          </table:table-cell>
          <table:table-cell office:value-type="string">
            <text:p>2023-6570</text:p>
          </table:table-cell>
          <table:table-cell office:value-type="date" office:date-value="2023-07-10">
            <text:p>10.07.2023</text:p>
          </table:table-cell>
          <table:table-cell office:value-type="float" office:value="557">
            <text:p>557,00 €</text:p>
          </table:table-cell>
          <table:table-cell table:number-columns-repeated="2"/>
          <table:table-cell office:value-type="float" office:value="13134">
            <text:p>13134</text:p>
          </table:table-cell>
          <table:table-cell office:value-type="float" office:value="461.07">
            <text:p>461,07 €</text:p>
          </table:table-cell>
          <table:table-cell table:number-columns-repeated="2"/>
          <table:table-cell office:value-type="float" office:value="855.95">
            <text:p>855,95 €</text:p>
          </table:table-cell>
          <table:table-cell/>
          <table:table-cell table:style-name="ce47" table:formula="of:=SUM([.K21:.L21])" office:value-type="float" office:value="855.95">
            <text:p>855,95 €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2"/>
          <table:table-cell table:style-name="ce17"/>
          <table:table-cell table:style-name="ce22"/>
          <table:table-cell table:style-name="ce29"/>
          <table:table-cell table:style-name="ce34"/>
          <table:table-cell table:style-name="ce40" office:value-type="string">
            <text:p>Versand</text:p>
          </table:table-cell>
          <table:table-cell table:style-name="ce45" office:value-type="float" office:value="7">
            <text:p>7,00 €</text:p>
          </table:table-cell>
          <table:table-cell table:style-name="ce45"/>
          <table:table-cell table:style-name="ce50"/>
          <table:table-cell table:style-name="ce22" table:number-columns-repeated="2"/>
          <table:table-cell table:style-name="ce50" table:formula="of:=SUM([.K22:.L22])" office:value-type="float" office:value="0">
            <text:p>0,00 €</text:p>
          </table:table-cell>
          <table:table-cell table:style-name="ce7" table:number-columns-repeated="1008"/>
          <table:table-cell table:style-name="ce54" table:number-columns-repeated="3"/>
        </table:table-row>
        <table:table-row table:style-name="ro1">
          <table:table-cell table:style-name="ce2" office:value-type="string">
            <text:p>PLATINUM Maciej Matczak</text:p>
          </table:table-cell>
          <table:table-cell office:value-type="string">
            <text:p>08/07/2023</text:p>
          </table:table-cell>
          <table:table-cell office:value-type="date" office:date-value="2023-07-18">
            <text:p>18.07.2023</text:p>
          </table:table-cell>
          <table:table-cell office:value-type="float" office:value="145">
            <text:p>145,00 €</text:p>
          </table:table-cell>
          <table:table-cell table:number-columns-repeated="2"/>
          <table:table-cell office:value-type="float" office:value="30803">
            <text:p>30803</text:p>
          </table:table-cell>
          <table:table-cell office:value-type="float" office:value="145">
            <text:p>145,00 €</text:p>
          </table:table-cell>
          <table:table-cell table:number-columns-repeated="2"/>
          <table:table-cell office:value-type="float" office:value="325.95">
            <text:p>325,95 €</text:p>
          </table:table-cell>
          <table:table-cell office:value-type="float" office:value="70">
            <text:p>70,00 €</text:p>
          </table:table-cell>
          <table:table-cell table:style-name="ce47" table:formula="of:=SUM([.K23:.L23])" office:value-type="float" office:value="395.95">
            <text:p>395,95 €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PLATINUM Maciej Matczak</text:p>
          </table:table-cell>
          <table:table-cell table:style-name="ce11" office:value-type="string">
            <text:p>07/07/2023</text:p>
          </table:table-cell>
          <table:table-cell table:style-name="ce16" office:value-type="date" office:date-value="2023-07-18">
            <text:p>18.07.2023</text:p>
          </table:table-cell>
          <table:table-cell table:style-name="ce21" office:value-type="float" office:value="88.45">
            <text:p>88,45 €</text:p>
          </table:table-cell>
          <table:table-cell table:style-name="ce28"/>
          <table:table-cell table:style-name="ce35"/>
          <table:table-cell table:style-name="ce39" office:value-type="float" office:value="32700">
            <text:p>32700</text:p>
          </table:table-cell>
          <table:table-cell table:style-name="ce44" office:value-type="float" office:value="96.74">
            <text:p>96,74 €</text:p>
          </table:table-cell>
          <table:table-cell table:style-name="ce44"/>
          <table:table-cell table:style-name="ce51"/>
          <table:table-cell table:style-name="ce21" office:value-type="float" office:value="325.95">
            <text:p>325,95 €</text:p>
          </table:table-cell>
          <table:table-cell table:style-name="ce21"/>
          <table:table-cell table:style-name="ce52" table:formula="of:=SUM([.K24:.L24])" office:value-type="float" office:value="325.95">
            <text:p>325,95 €</text:p>
          </table:table-cell>
          <table:table-cell table:style-name="ce6" table:number-columns-repeated="1008"/>
          <table:table-cell table:style-name="ce53" table:number-columns-repeated="3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 office:value-type="string">
            <text:p>Versand</text:p>
          </table:table-cell>
          <table:table-cell office:value-type="float" office:value="7.32">
            <text:p>7,32 €</text:p>
          </table:table-cell>
          <table:table-cell table:number-columns-repeated="4"/>
          <table:table-cell table:style-name="ce47" table:formula="of:=SUM([.K25:.L25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2"/>
          <table:table-cell table:style-name="ce17"/>
          <table:table-cell table:style-name="ce22"/>
          <table:table-cell table:style-name="ce29"/>
          <table:table-cell table:style-name="ce34"/>
          <table:table-cell table:style-name="ce40" office:value-type="string">
            <text:p>Rabatt 15%</text:p>
          </table:table-cell>
          <table:table-cell table:style-name="ce45" office:value-type="float" office:value="15.61">
            <text:p>15,61 €</text:p>
          </table:table-cell>
          <table:table-cell table:style-name="ce45"/>
          <table:table-cell table:style-name="ce50"/>
          <table:table-cell table:style-name="ce22" table:number-columns-repeated="2"/>
          <table:table-cell table:style-name="ce50" table:formula="of:=SUM([.K26:.L26])" office:value-type="float" office:value="0">
            <text:p>0,00 €</text:p>
          </table:table-cell>
          <table:table-cell table:style-name="ce7" table:number-columns-repeated="1008"/>
          <table:table-cell table:style-name="ce54" table:number-columns-repeated="3"/>
        </table:table-row>
        <table:table-row table:style-name="ro1">
          <table:table-cell office:value-type="string">
            <text:p>NOWACKI</text:p>
          </table:table-cell>
          <table:table-cell office:value-type="string">
            <text:p>2370/2023</text:p>
          </table:table-cell>
          <table:table-cell office:value-type="date" office:date-value="2023-07-21">
            <text:p>21.07.2023</text:p>
          </table:table-cell>
          <table:table-cell office:value-type="float" office:value="150">
            <text:p>150,00 €</text:p>
          </table:table-cell>
          <table:table-cell/>
          <table:table-cell office:value-type="string">
            <text:p>lukasz@nowacki-serwis.pl</text:p>
          </table:table-cell>
          <table:table-cell office:value-type="float" office:value="45579">
            <text:p>45579</text:p>
          </table:table-cell>
          <table:table-cell office:value-type="float" office:value="150">
            <text:p>150,00 €</text:p>
          </table:table-cell>
          <table:table-cell table:number-columns-repeated="4"/>
          <table:table-cell table:style-name="ce47" table:formula="of:=SUM([.K27:.L27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28:.L28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29:.L29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30:.L30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31:.L31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32:.L32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33:.L33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34:.L34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35:.L35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36:.L36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37:.L37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38:.L38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/>
          <table:table-cell table:number-columns-repeated="2"/>
          <table:table-cell/>
          <table:table-cell table:number-columns-repeated="2"/>
          <table:table-cell/>
          <table:table-cell table:number-columns-repeated="5"/>
          <table:table-cell table:style-name="ce47" table:formula="of:=SUM([.K39:.L39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40:.L40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41:.L41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42:.L42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43:.L43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44:.L44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45:.L45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46:.L46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47:.L47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48:.L48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49:.L49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50:.L50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51:.L51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52:.L52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53:.L53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54:.L54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55:.L55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56:.L56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57:.L57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58:.L58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59:.L59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60:.L60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61:.L61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62:.L62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63:.L63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64:.L64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65:.L65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66:.L66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67:.L67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68:.L68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69:.L69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70:.L70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71:.L71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72:.L72])" office:value-type="float" office:value="0">
            <text:p>0,00 €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 table:formula="of:=SUM([.K73:.L73])" office:value-type="float" office:value="0">
            <text:p>0,00 €</text:p>
          </table:table-cell>
          <table:table-cell table:number-columns-repeated="101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Übersicht" table:style-name="ta2" table:print="false"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6"/>
        <table:table-column table:style-name="co15" table:default-cell-style-name="ce56"/>
        <table:table-column table:style-name="co16" table:number-columns-repeated="1019" table:default-cell-style-name="ce55"/>
        <table:table-row table:style-name="ro2">
          <table:table-cell office:value-type="string">
            <text:p>Techniker</text:p>
          </table:table-cell>
          <table:table-cell office:value-type="string">
            <text:p>Auftrag</text:p>
          </table:table-cell>
          <table:table-cell office:value-type="string">
            <text:p>EK Vereinbarung</text:p>
          </table:table-cell>
          <table:table-cell office:value-type="string">
            <text:p>EK inkl. Versand</text:p>
          </table:table-cell>
          <table:table-cell office:value-type="string">
            <text:p>VK inkl. Versand</text:p>
          </table:table-cell>
          <table:table-cell table:number-columns-repeated="1019"/>
        </table:table-row>
        <table:table-row table:style-name="ro2">
          <table:table-cell table:formula="of:=[Eingabe.A2]" office:value-type="string" office:string-value="PLATINUM Maciej Matczak">
            <text:p>PLATINUM Maciej Matczak</text:p>
          </table:table-cell>
          <table:table-cell table:formula="of:=SUM([$Eingabe.G2])" office:value-type="float" office:value="28459">
            <text:p>28459</text:p>
          </table:table-cell>
          <table:table-cell/>
          <table:table-cell table:formula="of:=SUM([$Eingabe.D2])" office:value-type="currency" office:currency="EUR" office:value="367.32">
            <text:p>367,32 €</text:p>
          </table:table-cell>
          <table:table-cell table:formula="of:=SUM([$Eingabe.M2])" office:value-type="currency" office:currency="EUR" office:value="565.55">
            <text:p>565,55 €</text:p>
          </table:table-cell>
          <table:table-cell table:number-columns-repeated="1019"/>
        </table:table-row>
        <table:table-row table:style-name="ro2">
          <table:table-cell table:formula="of:=[Eingabe.A3]" office:value-type="float" office:value="0">
            <text:p>0</text:p>
          </table:table-cell>
          <table:table-cell table:formula="of:=SUM([$Eingabe.G3])" office:value-type="float" office:value="0">
            <text:p>0</text:p>
          </table:table-cell>
          <table:table-cell/>
          <table:table-cell table:formula="of:=SUM([$Eingabe.D3])" office:value-type="currency" office:currency="EUR" office:value="0">
            <text:p>0,00 €</text:p>
          </table:table-cell>
          <table:table-cell table:formula="of:=SUM([$Eingabe.M3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4]" office:value-type="string" office:string-value="PLATINUM Maciej Matczak">
            <text:p>PLATINUM Maciej Matczak</text:p>
          </table:table-cell>
          <table:table-cell table:formula="of:=SUM([$Eingabe.G4])" office:value-type="float" office:value="89602">
            <text:p>89602</text:p>
          </table:table-cell>
          <table:table-cell/>
          <table:table-cell table:formula="of:=SUM([$Eingabe.D4])" office:value-type="currency" office:currency="EUR" office:value="170.15">
            <text:p>170,15 €</text:p>
          </table:table-cell>
          <table:table-cell table:formula="of:=SUM([$Eingabe.M4])" office:value-type="currency" office:currency="EUR" office:value="285.95">
            <text:p>285,95 €</text:p>
          </table:table-cell>
          <table:table-cell table:number-columns-repeated="1019"/>
        </table:table-row>
        <table:table-row table:style-name="ro2">
          <table:table-cell table:formula="of:=[Eingabe.A5]" office:value-type="float" office:value="0">
            <text:p>0</text:p>
          </table:table-cell>
          <table:table-cell table:formula="of:=SUM([$Eingabe.G5])" office:value-type="float" office:value="17741">
            <text:p>17741</text:p>
          </table:table-cell>
          <table:table-cell/>
          <table:table-cell table:formula="of:=SUM([$Eingabe.D5])" office:value-type="currency" office:currency="EUR" office:value="0">
            <text:p>0,00 €</text:p>
          </table:table-cell>
          <table:table-cell table:formula="of:=SUM([$Eingabe.M5])" office:value-type="currency" office:currency="EUR" office:value="325.95">
            <text:p>325,95 €</text:p>
          </table:table-cell>
          <table:table-cell table:number-columns-repeated="1019"/>
        </table:table-row>
        <table:table-row table:style-name="ro2">
          <table:table-cell table:formula="of:=[Eingabe.A6]" office:value-type="float" office:value="0">
            <text:p>0</text:p>
          </table:table-cell>
          <table:table-cell table:formula="of:=SUM([$Eingabe.G6])" office:value-type="float" office:value="0">
            <text:p>0</text:p>
          </table:table-cell>
          <table:table-cell/>
          <table:table-cell table:formula="of:=SUM([$Eingabe.D6])" office:value-type="currency" office:currency="EUR" office:value="0">
            <text:p>0,00 €</text:p>
          </table:table-cell>
          <table:table-cell table:formula="of:=SUM([$Eingabe.M6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7]" office:value-type="float" office:value="0">
            <text:p>0</text:p>
          </table:table-cell>
          <table:table-cell table:formula="of:=SUM([$Eingabe.G7])" office:value-type="float" office:value="0">
            <text:p>0</text:p>
          </table:table-cell>
          <table:table-cell/>
          <table:table-cell table:formula="of:=SUM([$Eingabe.D7])" office:value-type="currency" office:currency="EUR" office:value="0">
            <text:p>0,00 €</text:p>
          </table:table-cell>
          <table:table-cell table:formula="of:=SUM([$Eingabe.M7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8]" office:value-type="string" office:string-value="MOTOCONNECT">
            <text:p>MOTOCONNECT</text:p>
          </table:table-cell>
          <table:table-cell table:formula="of:=SUM([$Eingabe.G8])" office:value-type="float" office:value="24026">
            <text:p>24026</text:p>
          </table:table-cell>
          <table:table-cell/>
          <table:table-cell table:formula="of:=SUM([$Eingabe.D8])" office:value-type="currency" office:currency="EUR" office:value="400">
            <text:p>400,00 €</text:p>
          </table:table-cell>
          <table:table-cell table:formula="of:=SUM([$Eingabe.M8])" office:value-type="currency" office:currency="EUR" office:value="785.95">
            <text:p>785,95 €</text:p>
          </table:table-cell>
          <table:table-cell table:number-columns-repeated="1019"/>
        </table:table-row>
        <table:table-row table:style-name="ro2">
          <table:table-cell table:formula="of:=[Eingabe.A9]" office:value-type="float" office:value="0">
            <text:p>0</text:p>
          </table:table-cell>
          <table:table-cell table:formula="of:=SUM([$Eingabe.G9])" office:value-type="float" office:value="0">
            <text:p>0</text:p>
          </table:table-cell>
          <table:table-cell/>
          <table:table-cell table:formula="of:=SUM([$Eingabe.D9])" office:value-type="currency" office:currency="EUR" office:value="0">
            <text:p>0,00 €</text:p>
          </table:table-cell>
          <table:table-cell table:formula="of:=SUM([$Eingabe.M9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10]" office:value-type="string" office:string-value="AUTOKOMPUTERY">
            <text:p>AUTOKOMPUTERY</text:p>
          </table:table-cell>
          <table:table-cell table:formula="of:=SUM([$Eingabe.G10])" office:value-type="float" office:value="99371">
            <text:p>99371</text:p>
          </table:table-cell>
          <table:table-cell/>
          <table:table-cell table:formula="of:=SUM([$Eingabe.D10])" office:value-type="currency" office:currency="EUR" office:value="1551">
            <text:p>1.551,00 €</text:p>
          </table:table-cell>
          <table:table-cell table:formula="of:=SUM([$Eingabe.M10])" office:value-type="currency" office:currency="EUR" office:value="485.95">
            <text:p>485,95 €</text:p>
          </table:table-cell>
          <table:table-cell table:number-columns-repeated="1019"/>
        </table:table-row>
        <table:table-row table:style-name="ro2">
          <table:table-cell table:formula="of:=[Eingabe.A11]" office:value-type="float" office:value="0">
            <text:p>0</text:p>
          </table:table-cell>
          <table:table-cell table:formula="of:=SUM([$Eingabe.G11])" office:value-type="float" office:value="20936">
            <text:p>20936</text:p>
          </table:table-cell>
          <table:table-cell/>
          <table:table-cell table:formula="of:=SUM([$Eingabe.D11])" office:value-type="currency" office:currency="EUR" office:value="0">
            <text:p>0,00 €</text:p>
          </table:table-cell>
          <table:table-cell table:formula="of:=SUM([$Eingabe.M11])" office:value-type="currency" office:currency="EUR" office:value="658.95">
            <text:p>658,95 €</text:p>
          </table:table-cell>
          <table:table-cell table:number-columns-repeated="1019"/>
        </table:table-row>
        <table:table-row table:style-name="ro2">
          <table:table-cell table:formula="of:=[Eingabe.A12]" office:value-type="float" office:value="0">
            <text:p>0</text:p>
          </table:table-cell>
          <table:table-cell table:formula="of:=SUM([$Eingabe.G12])" office:value-type="float" office:value="63733">
            <text:p>63733</text:p>
          </table:table-cell>
          <table:table-cell/>
          <table:table-cell table:formula="of:=SUM([$Eingabe.D12])" office:value-type="currency" office:currency="EUR" office:value="0">
            <text:p>0,00 €</text:p>
          </table:table-cell>
          <table:table-cell table:formula="of:=SUM([$Eingabe.M12])" office:value-type="currency" office:currency="EUR" office:value="425.95">
            <text:p>425,95 €</text:p>
          </table:table-cell>
          <table:table-cell table:number-columns-repeated="1019"/>
        </table:table-row>
        <table:table-row table:style-name="ro2">
          <table:table-cell table:formula="of:=[Eingabe.A13]" office:value-type="float" office:value="0">
            <text:p>0</text:p>
          </table:table-cell>
          <table:table-cell table:formula="of:=SUM([$Eingabe.G13])" office:value-type="float" office:value="11730">
            <text:p>11730</text:p>
          </table:table-cell>
          <table:table-cell/>
          <table:table-cell table:formula="of:=SUM([$Eingabe.D13])" office:value-type="currency" office:currency="EUR" office:value="0">
            <text:p>0,00 €</text:p>
          </table:table-cell>
          <table:table-cell table:formula="of:=SUM([$Eingabe.M13])" office:value-type="currency" office:currency="EUR" office:value="336.95">
            <text:p>336,95 €</text:p>
          </table:table-cell>
          <table:table-cell table:number-columns-repeated="1019"/>
        </table:table-row>
        <table:table-row table:style-name="ro2">
          <table:table-cell table:formula="of:=[Eingabe.A14]" office:value-type="float" office:value="0">
            <text:p>0</text:p>
          </table:table-cell>
          <table:table-cell table:formula="of:=SUM([$Eingabe.G14])" office:value-type="float" office:value="37936">
            <text:p>37936</text:p>
          </table:table-cell>
          <table:table-cell/>
          <table:table-cell table:formula="of:=SUM([$Eingabe.D14])" office:value-type="currency" office:currency="EUR" office:value="0">
            <text:p>0,00 €</text:p>
          </table:table-cell>
          <table:table-cell table:formula="of:=SUM([$Eingabe.M14])" office:value-type="currency" office:currency="EUR" office:value="355.95">
            <text:p>355,95 €</text:p>
          </table:table-cell>
          <table:table-cell table:number-columns-repeated="1019"/>
        </table:table-row>
        <table:table-row table:style-name="ro2">
          <table:table-cell table:formula="of:=[Eingabe.A15]" office:value-type="float" office:value="0">
            <text:p>0</text:p>
          </table:table-cell>
          <table:table-cell table:formula="of:=SUM([$Eingabe.G15])" office:value-type="float" office:value="16787">
            <text:p>16787</text:p>
          </table:table-cell>
          <table:table-cell/>
          <table:table-cell table:formula="of:=SUM([$Eingabe.D15])" office:value-type="currency" office:currency="EUR" office:value="0">
            <text:p>0,00 €</text:p>
          </table:table-cell>
          <table:table-cell table:formula="of:=SUM([$Eingabe.M15])" office:value-type="currency" office:currency="EUR" office:value="550">
            <text:p>550,00 €</text:p>
          </table:table-cell>
          <table:table-cell table:number-columns-repeated="1019"/>
        </table:table-row>
        <table:table-row table:style-name="ro2">
          <table:table-cell table:formula="of:=[Eingabe.A16]" office:value-type="float" office:value="0">
            <text:p>0</text:p>
          </table:table-cell>
          <table:table-cell table:formula="of:=SUM([$Eingabe.G16])" office:value-type="float" office:value="54092">
            <text:p>54092</text:p>
          </table:table-cell>
          <table:table-cell/>
          <table:table-cell table:formula="of:=SUM([$Eingabe.D16])" office:value-type="currency" office:currency="EUR" office:value="0">
            <text:p>0,00 €</text:p>
          </table:table-cell>
          <table:table-cell table:formula="of:=SUM([$Eingabe.M16])" office:value-type="currency" office:currency="EUR" office:value="555.95">
            <text:p>555,95 €</text:p>
          </table:table-cell>
          <table:table-cell table:number-columns-repeated="1019"/>
        </table:table-row>
        <table:table-row table:style-name="ro2">
          <table:table-cell table:formula="of:=[Eingabe.A17]" office:value-type="float" office:value="0">
            <text:p>0</text:p>
          </table:table-cell>
          <table:table-cell table:formula="of:=SUM([$Eingabe.G17])" office:value-type="float" office:value="48247">
            <text:p>48247</text:p>
          </table:table-cell>
          <table:table-cell/>
          <table:table-cell table:formula="of:=SUM([$Eingabe.D17])" office:value-type="currency" office:currency="EUR" office:value="0">
            <text:p>0,00 €</text:p>
          </table:table-cell>
          <table:table-cell table:formula="of:=SUM([$Eingabe.M17])" office:value-type="currency" office:currency="EUR" office:value="755.95">
            <text:p>755,95 €</text:p>
          </table:table-cell>
          <table:table-cell table:number-columns-repeated="1019"/>
        </table:table-row>
        <table:table-row table:style-name="ro2">
          <table:table-cell table:formula="of:=[Eingabe.A18]" office:value-type="string" office:string-value="Alban Link">
            <text:p>Alban Link</text:p>
          </table:table-cell>
          <table:table-cell table:formula="of:=SUM([$Eingabe.G18])" office:value-type="float" office:value="61868">
            <text:p>61868</text:p>
          </table:table-cell>
          <table:table-cell/>
          <table:table-cell table:formula="of:=SUM([$Eingabe.D18])" office:value-type="currency" office:currency="EUR" office:value="89.96">
            <text:p>89,96 €</text:p>
          </table:table-cell>
          <table:table-cell table:formula="of:=SUM([$Eingabe.M18])" office:value-type="currency" office:currency="EUR" office:value="855.95">
            <text:p>855,95 €</text:p>
          </table:table-cell>
          <table:table-cell table:number-columns-repeated="1019"/>
        </table:table-row>
        <table:table-row table:style-name="ro2">
          <table:table-cell table:formula="of:=[Eingabe.A19]" office:value-type="float" office:value="0">
            <text:p>0</text:p>
          </table:table-cell>
          <table:table-cell table:formula="of:=SUM([$Eingabe.G19])" office:value-type="float" office:value="29218">
            <text:p>29218</text:p>
          </table:table-cell>
          <table:table-cell/>
          <table:table-cell table:formula="of:=SUM([$Eingabe.D19])" office:value-type="currency" office:currency="EUR" office:value="0">
            <text:p>0,00 €</text:p>
          </table:table-cell>
          <table:table-cell table:formula="of:=SUM([$Eingabe.M19])" office:value-type="currency" office:currency="EUR" office:value="1715">
            <text:p>1.715,00 €</text:p>
          </table:table-cell>
          <table:table-cell table:number-columns-repeated="1019"/>
        </table:table-row>
        <table:table-row table:style-name="ro2">
          <table:table-cell table:formula="of:=[Eingabe.A20]" office:value-type="float" office:value="0">
            <text:p>0</text:p>
          </table:table-cell>
          <table:table-cell table:formula="of:=SUM([$Eingabe.G20])" office:value-type="float" office:value="0">
            <text:p>0</text:p>
          </table:table-cell>
          <table:table-cell/>
          <table:table-cell table:formula="of:=SUM([$Eingabe.D20])" office:value-type="currency" office:currency="EUR" office:value="0">
            <text:p>0,00 €</text:p>
          </table:table-cell>
          <table:table-cell table:formula="of:=SUM([$Eingabe.M20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21]" office:value-type="string" office:string-value="Steffen Electronic">
            <text:p>Steffen Electronic</text:p>
          </table:table-cell>
          <table:table-cell table:formula="of:=SUM([$Eingabe.G21])" office:value-type="float" office:value="13134">
            <text:p>13134</text:p>
          </table:table-cell>
          <table:table-cell/>
          <table:table-cell table:formula="of:=SUM([$Eingabe.D21])" office:value-type="currency" office:currency="EUR" office:value="557">
            <text:p>557,00 €</text:p>
          </table:table-cell>
          <table:table-cell table:formula="of:=SUM([$Eingabe.M21])" office:value-type="currency" office:currency="EUR" office:value="855.95">
            <text:p>855,95 €</text:p>
          </table:table-cell>
          <table:table-cell table:number-columns-repeated="1019"/>
        </table:table-row>
        <table:table-row table:style-name="ro2">
          <table:table-cell table:formula="of:=[Eingabe.A22]" office:value-type="float" office:value="0">
            <text:p>0</text:p>
          </table:table-cell>
          <table:table-cell table:formula="of:=SUM([$Eingabe.G22])" office:value-type="float" office:value="0">
            <text:p>0</text:p>
          </table:table-cell>
          <table:table-cell/>
          <table:table-cell table:formula="of:=SUM([$Eingabe.D22])" office:value-type="currency" office:currency="EUR" office:value="0">
            <text:p>0,00 €</text:p>
          </table:table-cell>
          <table:table-cell table:formula="of:=SUM([$Eingabe.M22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23]" office:value-type="string" office:string-value="PLATINUM Maciej Matczak">
            <text:p>PLATINUM Maciej Matczak</text:p>
          </table:table-cell>
          <table:table-cell table:formula="of:=SUM([$Eingabe.G23])" office:value-type="float" office:value="30803">
            <text:p>30803</text:p>
          </table:table-cell>
          <table:table-cell office:value-type="string">
            <text:p>VP: Nicht vereinbart</text:p>
          </table:table-cell>
          <table:table-cell table:formula="of:=SUM([$Eingabe.D23])" office:value-type="currency" office:currency="EUR" office:value="145">
            <text:p>145,00 €</text:p>
          </table:table-cell>
          <table:table-cell table:formula="of:=SUM([$Eingabe.M23])" office:value-type="currency" office:currency="EUR" office:value="395.95">
            <text:p>395,95 €</text:p>
          </table:table-cell>
          <table:table-cell table:number-columns-repeated="1019"/>
        </table:table-row>
        <table:table-row table:style-name="ro2">
          <table:table-cell table:formula="of:=[Eingabe.A24]" office:value-type="string" office:string-value="PLATINUM Maciej Matczak">
            <text:p>PLATINUM Maciej Matczak</text:p>
          </table:table-cell>
          <table:table-cell table:formula="of:=SUM([$Eingabe.G24])" office:value-type="float" office:value="32700">
            <text:p>32700</text:p>
          </table:table-cell>
          <table:table-cell office:value-type="string">
            <text:p>VP: nicht vereinbart</text:p>
          </table:table-cell>
          <table:table-cell table:formula="of:=SUM([$Eingabe.D24])" office:value-type="currency" office:currency="EUR" office:value="88.45">
            <text:p>88,45 €</text:p>
          </table:table-cell>
          <table:table-cell table:formula="of:=SUM([$Eingabe.M24])" office:value-type="currency" office:currency="EUR" office:value="325.95">
            <text:p>325,95 €</text:p>
          </table:table-cell>
          <table:table-cell table:number-columns-repeated="1019"/>
        </table:table-row>
        <table:table-row table:style-name="ro2">
          <table:table-cell table:formula="of:=[Eingabe.A25]" office:value-type="float" office:value="0">
            <text:p>0</text:p>
          </table:table-cell>
          <table:table-cell table:formula="of:=SUM([$Eingabe.G25])" office:value-type="float" office:value="0">
            <text:p>0</text:p>
          </table:table-cell>
          <table:table-cell/>
          <table:table-cell table:formula="of:=SUM([$Eingabe.D25])" office:value-type="currency" office:currency="EUR" office:value="0">
            <text:p>0,00 €</text:p>
          </table:table-cell>
          <table:table-cell table:formula="of:=SUM([$Eingabe.M25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26]" office:value-type="float" office:value="0">
            <text:p>0</text:p>
          </table:table-cell>
          <table:table-cell table:formula="of:=SUM([$Eingabe.G26])" office:value-type="float" office:value="0">
            <text:p>0</text:p>
          </table:table-cell>
          <table:table-cell/>
          <table:table-cell table:formula="of:=SUM([$Eingabe.D26])" office:value-type="currency" office:currency="EUR" office:value="0">
            <text:p>0,00 €</text:p>
          </table:table-cell>
          <table:table-cell table:formula="of:=SUM([$Eingabe.M26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27]" office:value-type="string" office:string-value="NOWACKI">
            <text:p>NOWACKI</text:p>
          </table:table-cell>
          <table:table-cell table:formula="of:=SUM([$Eingabe.G27])" office:value-type="float" office:value="45579">
            <text:p>45579</text:p>
          </table:table-cell>
          <table:table-cell/>
          <table:table-cell table:formula="of:=SUM([$Eingabe.D27])" office:value-type="currency" office:currency="EUR" office:value="150">
            <text:p>150,00 €</text:p>
          </table:table-cell>
          <table:table-cell table:formula="of:=SUM([$Eingabe.M27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28]" office:value-type="float" office:value="0">
            <text:p>0</text:p>
          </table:table-cell>
          <table:table-cell table:formula="of:=SUM([$Eingabe.G28])" office:value-type="float" office:value="0">
            <text:p>0</text:p>
          </table:table-cell>
          <table:table-cell/>
          <table:table-cell table:formula="of:=SUM([$Eingabe.D28])" office:value-type="currency" office:currency="EUR" office:value="0">
            <text:p>0,00 €</text:p>
          </table:table-cell>
          <table:table-cell table:formula="of:=SUM([$Eingabe.M28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29]" office:value-type="float" office:value="0">
            <text:p>0</text:p>
          </table:table-cell>
          <table:table-cell table:formula="of:=SUM([$Eingabe.G29])" office:value-type="float" office:value="0">
            <text:p>0</text:p>
          </table:table-cell>
          <table:table-cell/>
          <table:table-cell table:formula="of:=SUM([$Eingabe.D29])" office:value-type="currency" office:currency="EUR" office:value="0">
            <text:p>0,00 €</text:p>
          </table:table-cell>
          <table:table-cell table:formula="of:=SUM([$Eingabe.M29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30]" office:value-type="float" office:value="0">
            <text:p>0</text:p>
          </table:table-cell>
          <table:table-cell table:formula="of:=SUM([$Eingabe.G30])" office:value-type="float" office:value="0">
            <text:p>0</text:p>
          </table:table-cell>
          <table:table-cell/>
          <table:table-cell table:formula="of:=SUM([$Eingabe.D30])" office:value-type="currency" office:currency="EUR" office:value="0">
            <text:p>0,00 €</text:p>
          </table:table-cell>
          <table:table-cell table:formula="of:=SUM([$Eingabe.M30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31]" office:value-type="float" office:value="0">
            <text:p>0</text:p>
          </table:table-cell>
          <table:table-cell table:formula="of:=SUM([$Eingabe.G31])" office:value-type="float" office:value="0">
            <text:p>0</text:p>
          </table:table-cell>
          <table:table-cell/>
          <table:table-cell table:formula="of:=SUM([$Eingabe.D31])" office:value-type="currency" office:currency="EUR" office:value="0">
            <text:p>0,00 €</text:p>
          </table:table-cell>
          <table:table-cell table:formula="of:=SUM([$Eingabe.M31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32]" office:value-type="float" office:value="0">
            <text:p>0</text:p>
          </table:table-cell>
          <table:table-cell table:formula="of:=SUM([$Eingabe.G32])" office:value-type="float" office:value="0">
            <text:p>0</text:p>
          </table:table-cell>
          <table:table-cell/>
          <table:table-cell table:formula="of:=SUM([$Eingabe.D32])" office:value-type="currency" office:currency="EUR" office:value="0">
            <text:p>0,00 €</text:p>
          </table:table-cell>
          <table:table-cell table:formula="of:=SUM([$Eingabe.M32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33]" office:value-type="float" office:value="0">
            <text:p>0</text:p>
          </table:table-cell>
          <table:table-cell table:formula="of:=SUM([$Eingabe.G33])" office:value-type="float" office:value="0">
            <text:p>0</text:p>
          </table:table-cell>
          <table:table-cell/>
          <table:table-cell table:formula="of:=SUM([$Eingabe.D33])" office:value-type="currency" office:currency="EUR" office:value="0">
            <text:p>0,00 €</text:p>
          </table:table-cell>
          <table:table-cell table:formula="of:=SUM([$Eingabe.M33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34]" office:value-type="float" office:value="0">
            <text:p>0</text:p>
          </table:table-cell>
          <table:table-cell table:formula="of:=SUM([$Eingabe.G34])" office:value-type="float" office:value="0">
            <text:p>0</text:p>
          </table:table-cell>
          <table:table-cell/>
          <table:table-cell table:formula="of:=SUM([$Eingabe.D34])" office:value-type="currency" office:currency="EUR" office:value="0">
            <text:p>0,00 €</text:p>
          </table:table-cell>
          <table:table-cell table:formula="of:=SUM([$Eingabe.M34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35]" office:value-type="float" office:value="0">
            <text:p>0</text:p>
          </table:table-cell>
          <table:table-cell table:formula="of:=SUM([$Eingabe.G35])" office:value-type="float" office:value="0">
            <text:p>0</text:p>
          </table:table-cell>
          <table:table-cell/>
          <table:table-cell table:formula="of:=SUM([$Eingabe.D35])" office:value-type="currency" office:currency="EUR" office:value="0">
            <text:p>0,00 €</text:p>
          </table:table-cell>
          <table:table-cell table:formula="of:=SUM([$Eingabe.M35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36]" office:value-type="float" office:value="0">
            <text:p>0</text:p>
          </table:table-cell>
          <table:table-cell table:formula="of:=SUM([$Eingabe.G36])" office:value-type="float" office:value="0">
            <text:p>0</text:p>
          </table:table-cell>
          <table:table-cell/>
          <table:table-cell table:formula="of:=SUM([$Eingabe.D36])" office:value-type="currency" office:currency="EUR" office:value="0">
            <text:p>0,00 €</text:p>
          </table:table-cell>
          <table:table-cell table:formula="of:=SUM([$Eingabe.M36])" office:value-type="currency" office:currency="EUR" office:value="0">
            <text:p>0,00 €</text:p>
          </table:table-cell>
          <table:table-cell/>
          <table:table-cell table:style-name="ce57"/>
          <table:table-cell table:number-columns-repeated="1017"/>
        </table:table-row>
        <table:table-row table:style-name="ro2">
          <table:table-cell table:formula="of:=[Eingabe.A37]" office:value-type="float" office:value="0">
            <text:p>0</text:p>
          </table:table-cell>
          <table:table-cell table:formula="of:=SUM([$Eingabe.G37])" office:value-type="float" office:value="0">
            <text:p>0</text:p>
          </table:table-cell>
          <table:table-cell/>
          <table:table-cell table:formula="of:=SUM([$Eingabe.D37])" office:value-type="currency" office:currency="EUR" office:value="0">
            <text:p>0,00 €</text:p>
          </table:table-cell>
          <table:table-cell table:formula="of:=SUM([$Eingabe.M37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38]" office:value-type="float" office:value="0">
            <text:p>0</text:p>
          </table:table-cell>
          <table:table-cell table:formula="of:=SUM([$Eingabe.G38])" office:value-type="float" office:value="0">
            <text:p>0</text:p>
          </table:table-cell>
          <table:table-cell/>
          <table:table-cell table:formula="of:=SUM([$Eingabe.D38])" office:value-type="currency" office:currency="EUR" office:value="0">
            <text:p>0,00 €</text:p>
          </table:table-cell>
          <table:table-cell table:formula="of:=SUM([$Eingabe.M38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>
          <table:table-cell table:formula="of:=[Eingabe.A39]" office:value-type="float" office:value="0">
            <text:p>0</text:p>
          </table:table-cell>
          <table:table-cell table:formula="of:=SUM([$Eingabe.G39])" office:value-type="float" office:value="0">
            <text:p>0</text:p>
          </table:table-cell>
          <table:table-cell/>
          <table:table-cell table:formula="of:=SUM([$Eingabe.D39])" office:value-type="currency" office:currency="EUR" office:value="0">
            <text:p>0,00 €</text:p>
          </table:table-cell>
          <table:table-cell table:formula="of:=SUM([$Eingabe.M39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settled ECU" table:style-name="ta2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17" table:number-columns-repeated="2" table:default-cell-style-name="ce60"/>
        <table:table-row table:style-name="ro3">
          <table:table-cell table:number-columns-repeated="4"/>
        </table:table-row>
        <table:table-row table:style-name="ro3">
          <table:table-cell table:style-name="ce58" office:value-type="float" office:value="99371">
            <text:p>99371</text:p>
          </table:table-cell>
          <table:table-cell table:style-name="ce58" office:value-type="string">
            <text:p>Suzuki</text:p>
          </table:table-cell>
          <table:table-cell table:style-name="ce61" office:value-type="currency" office:currency="EUR" office:value="0">
            <text:p>0,00 €</text:p>
          </table:table-cell>
          <table:table-cell/>
        </table:table-row>
        <table:table-row table:style-name="ro3">
          <table:table-cell table:style-name="ce59" office:value-type="float" office:value="20936">
            <text:p>20936</text:p>
          </table:table-cell>
          <table:table-cell table:style-name="ce59" office:value-type="string">
            <text:p>Land Rover </text:p>
          </table:table-cell>
          <table:table-cell table:style-name="ce61" office:value-type="currency" office:currency="EUR" office:value="200">
            <text:p>200,00 €</text:p>
          </table:table-cell>
          <table:table-cell/>
        </table:table-row>
        <table:table-row table:style-name="ro3">
          <table:table-cell table:style-name="ce59" office:value-type="float" office:value="63733">
            <text:p>63733</text:p>
          </table:table-cell>
          <table:table-cell table:style-name="ce59" office:value-type="string">
            <text:p>Opel</text:p>
          </table:table-cell>
          <table:table-cell table:style-name="ce61" office:value-type="currency" office:currency="EUR" office:value="150">
            <text:p>150,00 €</text:p>
          </table:table-cell>
          <table:table-cell/>
        </table:table-row>
        <table:table-row table:style-name="ro3">
          <table:table-cell table:style-name="ce59" office:value-type="float" office:value="11730">
            <text:p>11730</text:p>
          </table:table-cell>
          <table:table-cell table:style-name="ce59" office:value-type="string">
            <text:p>Mercedes</text:p>
          </table:table-cell>
          <table:table-cell table:style-name="ce61" office:value-type="currency" office:currency="EUR" office:value="150">
            <text:p>150,00 €</text:p>
          </table:table-cell>
          <table:table-cell/>
        </table:table-row>
        <table:table-row table:style-name="ro3">
          <table:table-cell table:style-name="ce59" office:value-type="float" office:value="37936">
            <text:p>37936</text:p>
          </table:table-cell>
          <table:table-cell table:style-name="ce59" office:value-type="string">
            <text:p>Jeep</text:p>
          </table:table-cell>
          <table:table-cell table:style-name="ce61" office:value-type="currency" office:currency="EUR" office:value="150">
            <text:p>150,00 €</text:p>
          </table:table-cell>
          <table:table-cell/>
        </table:table-row>
        <table:table-row table:style-name="ro3">
          <table:table-cell table:style-name="ce59" office:value-type="float" office:value="16787">
            <text:p>16787</text:p>
          </table:table-cell>
          <table:table-cell table:style-name="ce59" office:value-type="string">
            <text:p>BMW</text:p>
          </table:table-cell>
          <table:table-cell table:style-name="ce61" office:value-type="currency" office:currency="EUR" office:value="200">
            <text:p>200,00 €</text:p>
          </table:table-cell>
          <table:table-cell/>
        </table:table-row>
        <table:table-row table:style-name="ro3">
          <table:table-cell table:style-name="ce59" office:value-type="float" office:value="54092">
            <text:p>54092</text:p>
          </table:table-cell>
          <table:table-cell table:style-name="ce59" office:value-type="string">
            <text:p>Opel</text:p>
          </table:table-cell>
          <table:table-cell table:style-name="ce61" office:value-type="currency" office:currency="EUR" office:value="150">
            <text:p>150,00 €</text:p>
          </table:table-cell>
          <table:table-cell/>
        </table:table-row>
        <table:table-row table:style-name="ro3">
          <table:table-cell table:style-name="ce59" office:value-type="float" office:value="48247">
            <text:p>48247</text:p>
          </table:table-cell>
          <table:table-cell table:style-name="ce59" office:value-type="string">
            <text:p>Dodge</text:p>
          </table:table-cell>
          <table:table-cell table:style-name="ce61" office:value-type="currency" office:currency="EUR" office:value="550">
            <text:p>550,00 €</text:p>
          </table:table-cell>
          <table:table-cell table:formula="of:=SUM([.C2:.C9])" office:value-type="currency" office:currency="EUR" office:value="1550">
            <text:p>1.550,00 €</text:p>
          </table:table-cell>
        </table:table-row>
        <table:table-row table:style-name="ro3">
          <table:table-cell table:style-name="ce59" office:value-type="float" office:value="54308">
            <text:p>54308</text:p>
          </table:table-cell>
          <table:table-cell table:style-name="ce59" office:value-type="string">
            <text:p>Volvo</text:p>
          </table:table-cell>
          <table:table-cell table:style-name="ce61" office:value-type="string">
            <text:p>???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style-name="ce59" office:value-type="float" office:value="64656">
            <text:p>64656</text:p>
          </table:table-cell>
          <table:table-cell table:style-name="ce59" office:value-type="string">
            <text:p>Hyundai</text:p>
          </table:table-cell>
          <table:table-cell table:style-name="ce61" office:value-type="currency" office:currency="EUR" office:value="150">
            <text:p>150,00 €</text:p>
          </table:table-cell>
          <table:table-cell table:style-name="ce61"/>
        </table:table-row>
        <table:table-row table:style-name="ro3">
          <table:table-cell table:style-name="ce59" office:value-type="float" office:value="50710">
            <text:p>50710</text:p>
          </table:table-cell>
          <table:table-cell table:style-name="ce59" office:value-type="string">
            <text:p>Dacia</text:p>
          </table:table-cell>
          <table:table-cell table:style-name="ce61" office:value-type="currency" office:currency="EUR" office:value="300">
            <text:p>300,00 €</text:p>
          </table:table-cell>
          <table:table-cell table:style-name="ce61"/>
        </table:table-row>
        <table:table-row table:style-name="ro3">
          <table:table-cell table:style-name="ce59" office:value-type="float" office:value="69501">
            <text:p>69501</text:p>
          </table:table-cell>
          <table:table-cell table:style-name="ce59" office:value-type="string">
            <text:p>Fiat</text:p>
          </table:table-cell>
          <table:table-cell table:style-name="ce61" office:value-type="currency" office:currency="EUR" office:value="250">
            <text:p>250,00 €</text:p>
          </table:table-cell>
          <table:table-cell table:style-name="ce61"/>
        </table:table-row>
        <table:table-row table:style-name="ro3">
          <table:table-cell table:style-name="ce59" office:value-type="float" office:value="74797">
            <text:p>74797</text:p>
          </table:table-cell>
          <table:table-cell table:style-name="ce59" office:value-type="string">
            <text:p>Mercedes</text:p>
          </table:table-cell>
          <table:table-cell table:style-name="ce61" office:value-type="currency" office:currency="EUR" office:value="250">
            <text:p>250,00 €</text:p>
          </table:table-cell>
          <table:table-cell table:style-name="ce61"/>
        </table:table-row>
        <table:table-row table:style-name="ro3">
          <table:table-cell table:style-name="ce59" office:value-type="float" office:value="53868">
            <text:p>53868</text:p>
          </table:table-cell>
          <table:table-cell table:style-name="ce59" office:value-type="string">
            <text:p>Opel</text:p>
          </table:table-cell>
          <table:table-cell table:style-name="ce61" office:value-type="currency" office:currency="EUR" office:value="200">
            <text:p>200,00 €</text:p>
          </table:table-cell>
          <table:table-cell table:style-name="ce61"/>
        </table:table-row>
        <table:table-row table:style-name="ro3">
          <table:table-cell table:style-name="ce59" office:value-type="float" office:value="41698">
            <text:p>41698</text:p>
          </table:table-cell>
          <table:table-cell table:style-name="ce59" office:value-type="string">
            <text:p>Peugeot</text:p>
          </table:table-cell>
          <table:table-cell table:style-name="ce61" office:value-type="currency" office:currency="EUR" office:value="150">
            <text:p>150,00 €</text:p>
          </table:table-cell>
          <table:table-cell table:style-name="ce61"/>
        </table:table-row>
        <table:table-row table:style-name="ro3">
          <table:table-cell table:style-name="ce59" office:value-type="float" office:value="92444">
            <text:p>92444</text:p>
          </table:table-cell>
          <table:table-cell table:style-name="ce59" office:value-type="string">
            <text:p>New Holand</text:p>
          </table:table-cell>
          <table:table-cell table:style-name="ce61" office:value-type="currency" office:currency="EUR" office:value="450">
            <text:p>450,00 €</text:p>
          </table:table-cell>
          <table:table-cell table:style-name="ce61"/>
        </table:table-row>
        <table:table-row table:style-name="ro3">
          <table:table-cell table:style-name="ce59" office:value-type="float" office:value="99494">
            <text:p>99494</text:p>
          </table:table-cell>
          <table:table-cell table:style-name="ce59" office:value-type="string">
            <text:p>Mutlicar</text:p>
          </table:table-cell>
          <table:table-cell table:style-name="ce61" office:value-type="currency" office:currency="EUR" office:value="250">
            <text:p>250,00 €</text:p>
          </table:table-cell>
          <table:table-cell table:style-name="ce61"/>
        </table:table-row>
        <table:table-row table:style-name="ro3">
          <table:table-cell table:style-name="ce59" office:value-type="float" office:value="88200">
            <text:p>88200</text:p>
          </table:table-cell>
          <table:table-cell table:style-name="ce59" office:value-type="string">
            <text:p>VolVo</text:p>
          </table:table-cell>
          <table:table-cell table:style-name="ce61" office:value-type="currency" office:currency="EUR" office:value="0">
            <text:p>0,00 €</text:p>
          </table:table-cell>
          <table:table-cell table:style-name="ce61" table:formula="of:=SUM([.C13:.C21])" office:value-type="currency" office:currency="EUR" office:value="2000">
            <text:p>2.000,00 €</text:p>
          </table:table-cell>
        </table:table-row>
        <table:table-row table:style-name="ro3" table:number-rows-repeated="2">
          <table:table-cell table:style-name="ce58" table:number-columns-repeated="2"/>
          <table:table-cell table:style-name="ce61" table:number-columns-repeated="2"/>
        </table:table-row>
        <table:table-row table:style-name="ro3">
          <table:table-cell table:style-name="ce59" office:value-type="float" office:value="66896">
            <text:p>66896</text:p>
          </table:table-cell>
          <table:table-cell table:style-name="ce59" office:value-type="string">
            <text:p>Renault</text:p>
          </table:table-cell>
          <table:table-cell table:style-name="ce61" office:value-type="currency" office:currency="EUR" office:value="200">
            <text:p>200,00 €</text:p>
          </table:table-cell>
          <table:table-cell table:style-name="ce61"/>
        </table:table-row>
        <table:table-row table:style-name="ro3">
          <table:table-cell table:style-name="ce59" office:value-type="float" office:value="78357">
            <text:p>78357</text:p>
          </table:table-cell>
          <table:table-cell table:style-name="ce59" office:value-type="string">
            <text:p>Hyundai</text:p>
          </table:table-cell>
          <table:table-cell table:style-name="ce61" office:value-type="currency" office:currency="EUR" office:value="150">
            <text:p>150,00 €</text:p>
          </table:table-cell>
          <table:table-cell table:style-name="ce61"/>
        </table:table-row>
        <table:table-row table:style-name="ro3">
          <table:table-cell table:style-name="ce59" office:value-type="float" office:value="62127">
            <text:p>62127</text:p>
          </table:table-cell>
          <table:table-cell table:style-name="ce59" office:value-type="string">
            <text:p>Opel</text:p>
          </table:table-cell>
          <table:table-cell table:style-name="ce61" office:value-type="currency" office:currency="EUR" office:value="200">
            <text:p>200,00 €</text:p>
          </table:table-cell>
          <table:table-cell table:style-name="ce61" table:formula="of:=SUM([.C24:.C26])" office:value-type="currency" office:currency="EUR" office:value="550">
            <text:p>550,00 €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3"/>
          <table:table-cell table:style-name="ce62" table:formula="of:=SUM([.D2:.D26])" office:value-type="currency" office:currency="EUR" office:value="4100">
            <text:p>4.100,00 €</text:p>
          </table:table-cell>
        </table:table-row>
        <table:table-row table:style-name="ro3" table:number-rows-repeated="1048547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able-cell-properties fo:background-color="transparent"/>
      <style:text-properties style:font-name="Arial1" fo:font-weight="normal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Input" style:display-name="Excel Built-in Input" style:family="table-cell" style:parent-style-name="Defaul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035cm solid #7f7f7f" style:direction="ltr" style:rotation-angle="0" style:rotation-align="none" style:shrink-to-fit="false" style:vertical-align="bottom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Meine-Formatierung" style:family="table-cell" style:parent-style-name="Default">
      <style:table-cell-properties fo:background-color="#ffffcc"/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cm" fo:margin-bottom="3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style:print-page-order="ltr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1">21.07.2023</text:date>, <text:time>15:32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ingabe" style:display-name="PageStyle_Eingab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Übersicht" style:display-name="PageStyle_Übersich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Meine_5f_Vorlage" style:display-name="Meine_Vorl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1T15:32:29.86</dc:date>
    <dc:creator>Anita Pap</dc:creator>
    <meta:generator>OpenOffice/4.1.14$Win32 OpenOffice.org_project/4114m1$Build-9811</meta:generator>
    <meta:editing-duration>PT1H14M5S</meta:editing-duration>
    <meta:editing-cycles>18</meta:editing-cycles>
    <meta:document-statistic meta:table-count="3" meta:cell-count="495" meta:object-count="0"/>
  </office:meta>
</office:document-meta>
</file>